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0B5E25BD0B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automatic-styles>
    <style:style style:name="P1" style:family="paragraph" style:parent-style-name="Naslovnica_20_3" style:master-page-name="First_20_Page">
      <style:paragraph-properties style:page-number="auto"/>
    </style:style>
    <style:style style:name="P2" style:family="paragraph" style:parent-style-name="Naslovnica_20_2">
      <style:text-properties fo:font-variant="normal" fo:text-transform="none" style:font-name="Arial" fo:font-size="14pt" fo:language="sl" fo:country="SI" fo:font-weight="bold" officeooo:rsid="002dcf2f" officeooo:paragraph-rsid="002dcf2f" style:font-size-asian="14pt" style:font-weight-asian="bold" style:font-size-complex="14pt" style:font-weight-complex="bold"/>
    </style:style>
    <style:style style:name="P3" style:family="paragraph" style:parent-style-name="Naslovnica_20_1">
      <style:text-properties fo:text-transform="uppercase" style:font-name="Arial" fo:font-size="16pt" fo:language="sl" fo:country="SI" fo:font-weight="bold" officeooo:rsid="0030dafc" officeooo:paragraph-rsid="0030dafc" style:font-size-asian="16pt" style:font-weight-asian="bold" style:font-size-complex="16pt" style:font-weight-complex="bold"/>
    </style:style>
    <style:style style:name="P4" style:family="paragraph" style:parent-style-name="Naslovnica_20_2">
      <style:paragraph-properties fo:margin-top="0cm" fo:margin-bottom="0.198cm" style:contextual-spacing="false"/>
      <style:text-properties fo:font-variant="normal" fo:text-transform="none" style:font-name="Arial" fo:font-size="14pt" fo:language="sl" fo:country="SI" fo:font-weight="bold" officeooo:rsid="0030dafc" officeooo:paragraph-rsid="0030dafc" style:font-size-asian="14pt" style:font-weight-asian="bold" style:font-size-complex="14pt" style:font-weight-complex="bold"/>
    </style:style>
    <style:style style:name="P5" style:family="paragraph" style:parent-style-name="Naslovnica_20_2">
      <style:text-properties officeooo:rsid="0022cdf7" officeooo:paragraph-rsid="0022cdf7"/>
    </style:style>
    <style:style style:name="P6" style:family="paragraph" style:parent-style-name="Standard">
      <style:paragraph-properties fo:break-before="page"/>
      <style:text-properties officeooo:rsid="0005e9e5" officeooo:paragraph-rsid="0005e9e5"/>
    </style:style>
    <style:style style:name="P7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05e9e5" officeooo:paragraph-rsid="0005e9e5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">
      <style:text-properties officeooo:rsid="0030dafc" officeooo:paragraph-rsid="0030dafc"/>
    </style:style>
    <style:style style:name="P11" style:family="paragraph" style:parent-style-name="Heading_20_1">
      <style:text-properties officeooo:rsid="0022cdf7" officeooo:paragraph-rsid="0022cdf7"/>
    </style:style>
    <style:style style:name="P12" style:family="paragraph" style:parent-style-name="Text">
      <style:text-properties officeooo:rsid="0032cd39" officeooo:paragraph-rsid="0032cd39"/>
    </style:style>
    <style:style style:name="P13" style:family="paragraph" style:parent-style-name="Text">
      <style:text-properties officeooo:rsid="00336174" officeooo:paragraph-rsid="00336174"/>
    </style:style>
    <style:style style:name="P14" style:family="paragraph" style:parent-style-name="Heading_20_1">
      <style:text-properties officeooo:paragraph-rsid="001fcf62"/>
    </style:style>
    <style:style style:name="T1" style:family="text">
      <style:text-properties fo:font-variant="normal" fo:text-transform="none" style:font-name="Arial" fo:font-size="12pt" fo:language="sl" fo:country="SI" fo:font-weight="normal" officeooo:rsid="002dcf2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Arial" fo:font-size="14pt" fo:language="sl" fo:country="SI" fo:font-weight="bold" officeooo:rsid="002dcf2f" style:font-size-asian="14pt" style:font-weight-asian="bold" style:font-size-complex="14pt" style:font-weight-complex="bold"/>
    </style:style>
    <style:style style:name="T3" style:family="text">
      <style:text-properties officeooo:rsid="00228b19"/>
    </style:style>
    <style:style style:name="T4" style:family="text">
      <style:text-properties officeooo:rsid="002f895a"/>
    </style:style>
    <style:style style:name="T5" style:family="text">
      <style:text-properties officeooo:rsid="0030dafc"/>
    </style:style>
    <style:style style:name="T6" style:family="text">
      <style:text-properties fo:font-variant="normal" fo:text-transform="none" style:font-name="Arial" fo:font-size="12pt" fo:language="sl" fo:country="SI" fo:font-weight="normal" officeooo:rsid="0030dafc" style:font-size-asian="12pt" style:font-weight-asian="normal" style:font-size-complex="12pt" style:font-weight-complex="normal"/>
    </style:style>
    <style:style style:name="T7" style:family="text">
      <style:text-properties officeooo:rsid="0022cdf7"/>
    </style:style>
    <style:style style:name="T8" style:family="text">
      <style:text-properties officeooo:rsid="0026b7cf"/>
    </style:style>
    <style:style style:name="T9" style:family="text">
      <style:text-properties officeooo:rsid="002b1a1f"/>
    </style:style>
    <style:style style:name="T10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1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ektro in računalniška šola</text:span>, <text:span text:style-name="T1">Šolski center Ptuj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2"><text:span text:style-name="T2">Poročilo</text:span> pri<text:span text:style-name="T3"> </text:span>predmetu</text:p>
      <text:p text:style-name="P2">VA<text:span text:style-name="T4">RN</text:span>OST IN ZAŠČITA V INFORMATIKI</text:p>
      <text:p text:style-name="Standard"/>
      <text:p text:style-name="P3">GITHUB</text:p>
      <text:p text:style-name="Standard"/>
      <text:p text:style-name="Standard"/>
      <text:p text:style-name="P4">Timotej Ciglarič</text:p>
      <text:p text:style-name="Standard"/>
      <text:p text:style-name="P5">Mentor: <text:span text:style-name="T5">Matevž Kor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3"><text:span text:style-name="T4">Ptuj</text:span>, <text:span text:style-name="T6">Oktober</text:span><text:span text:style-name="T7"> 20</text:span><text:span text:style-name="T8">2</text:span><text:span text:style-name="T9">4</text:span></text:p>
      <text:p text:style-name="P6"/>
      <text:table-of-content text:style-name="Sect1" text:protected="true" text:name="Kazalo vsebine1">
        <text:table-of-content-source text:outline-level="3" text:relative-tab-stop-position="false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Kazalo vsebine1_Head" text:protected="true">
            <text:p text:style-name="Contents_20_Heading">Kazalo vsebine</text:p>
          </text:index-title>
          <text:p text:style-name="P7"><text:a xlink:type="simple" xlink:href="#__RefHeading__615_1077593450" text:style-name="Index_20_Link" text:visited-style-name="Index_20_Link">1 <text:s/>Uvod<text:tab/>3</text:a></text:p>
          <text:p text:style-name="P7"><text:a xlink:type="simple" xlink:href="#__RefHeading__617_1077593450" text:style-name="Index_20_Link" text:visited-style-name="Index_20_Link">2 <text:s/>Vsebina<text:tab/>3</text:a></text:p>
          <text:p text:style-name="P7"><text:a xlink:type="simple" xlink:href="#__RefHeading__358_247983579" text:style-name="Index_20_Link" text:visited-style-name="Index_20_Link">3 <text:s/>Zaključek<text:tab/>3</text:a></text:p>
        </text:index-body>
      </text:table-of-content>
      <text:p text:style-name="P8"/>
      <text:p text:style-name="P8"/>
      <text:list text:style-name="Outline">
        <text:list-item>
          <text:h text:style-name="P9" text:outline-level="1"><text:bookmark-start text:name="__RefHeading__615_1077593450"/>Uvod<text:bookmark-end text:name="__RefHeading__615_1077593450"/></text:h>
        </text:list-item>
      </text:list>
      <text:p text:style-name="P10">Kaj je GitHub?</text:p>
      <text:p text:style-name="P10">To je spletna aplikacija za shranjevanje in upravljanje kode ter ostalih datotek za projekte.</text:p>
      <text:p text:style-name="P10">Uporablja se sistem (Git), ki omogoča sledenje datotekam in soledovanje več različnih na enem projektu hkrati.<text:bibliography-mark text:identifier="1" text:bibliography-type="article" text:address="GitHub" text:author="Wikipedija" text:chapter="1" text:year="2024" text:url="https://en.wikipedia.org/wiki/GitHub" loext:target-type="3">[1]</text:bibliography-mark></text:p>
      <text:list text:continue-numbering="true" text:style-name="Outline">
        <text:list-item>
          <text:h text:style-name="P11" text:outline-level="1"><text:bookmark-start text:name="__RefHeading__617_1077593450"/>Vsebina<text:bookmark-end text:name="__RefHeading__617_1077593450"/></text:h>
        </text:list-item>
      </text:list>
      <text:p text:style-name="P12">Zakaj in kako uporabljamo GitHub?</text:p>
      <text:p text:style-name="P12">Omogoča nam sodelovanje v ekipi, nadzore različnih verzij, deljenje kode, spremljanje težav...</text:p>
      <text:p text:style-name="P12">Težave:</text:p>
      <text:p text:style-name="P12">-Napačna povezava z repozitorijem(nisem pravilno dodal linka za repozatorij)</text:p>
      <text:p text:style-name="P12"><text:bookmark-start text:name="__RefHeading__619_1077593450"/>Ugotovitve:<text:bookmark-end text:name="__RefHeading__619_1077593450"/></text:p>
      <text:p text:style-name="P13">Jasno vidim spremembe <text:s/>to omogoča hiter pregled to je zelo uporabno zato , ker vedno vemo kdo je kaj spremenil.</text:p>
      <text:list text:continue-numbering="true" text:style-name="Outline">
        <text:list-item>
          <text:h text:style-name="P14" text:outline-level="1"><text:bookmark-start text:name="__RefHeading__358_247983579"/>Zaključek<text:bookmark-end text:name="__RefHeading__358_247983579"/></text:h>
        </text:list-item>
      </text:list>
      <text:p text:style-name="P13">GitHub je zelo uporaben za slejenje in sodelovanje na skupnih projektih .</text:p>
      <text:p text:style-name="P13">Omogoča boljšo organizacijo in varnost , ker lahko dostopamo stare raličice kdaj koli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avadno" style:font-family-generic="roman" style:font-pitch="variable" style:font-size-asian="10.5pt"/>
    </style:style>
    <style:style style:name="Heading" style:family="paragraph" style:parent-style-name="Standard" style:next-style-name="Text_20_body" style:list-style-name="Numbering_20_1" style:class="text" style:master-page-name="">
      <style:paragraph-properties fo:margin-top="0.6cm" fo:margin-bottom="0.3cm" style:contextual-spacing="false" fo:keep-together="always" style:page-number="auto" fo:keep-with-next="always"/>
      <style:text-properties style:font-name="Arial1" fo:font-family="Arial" style:font-style-name="Navadno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20%" style:page-number="auto"/>
      <style:text-properties style:font-name="Times New Roman1" fo:font-family="'Times New Roman'" style:font-style-name="Navadno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aslovnica_20_1" style:display-name="Naslovnica 1" style:family="paragraph" style:class="text">
      <style:paragraph-properties fo:margin-top="1cm" fo:margin-bottom="1cm" style:contextual-spacing="false" fo:text-align="center" style:justify-single-word="false"/>
      <style:text-properties fo:text-transform="uppercase" style:font-name="Arial" fo:font-family="Arial" style:font-family-generic="swiss" style:font-pitch="variable" fo:font-size="16pt" fo:language="sl" fo:country="SI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 style:master-page-name="">
      <style:paragraph-properties style:page-number="auto" fo:padding="0.049cm" fo:border-left="none" fo:border-right="none" fo:border-top="none" fo:border-bottom="0.51pt solid #000000" style:shadow="none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font-name="Times New Roman1" fo:font-family="'Times New Roman'" style:font-style-name="Navadno" style:font-family-generic="roman" style:font-pitch="variable" fo:font-size="10.5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list-style-name="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" style:default-outline-level="1" style:list-style-name="Outline" style:class="text" style:master-page-name="">
      <style:paragraph-properties fo:margin-top="2cm" fo:margin-bottom="0.499cm" style:contextual-spacing="false" style:page-number="auto"/>
      <style:text-properties fo:text-transform="uppercas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list-style-name="Outline" style:class="text" style:master-page-name="">
      <style:paragraph-properties fo:margin-top="1cm" fo:margin-bottom="0.3cm" style:contextual-spacing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" style:default-outline-level="3" style:list-style-name="Outline" style:class="text" style:master-page-name="">
      <style:paragraph-properties fo:margin-top="0.499cm" fo:margin-bottom="0.3cm" style:contextual-spacing="false" style:page-number="auto"/>
      <style:text-properties style:use-window-font-color="true" loext:opacity="0%" fo:font-size="12pt" fo:font-weight="bold" style:font-size-asian="14pt" style:font-weight-asian="bold" style:font-size-complex="14pt" style:font-weight-complex="bold"/>
    </style:style>
    <style:style style:name="Naslovnica_20_2" style:display-name="Naslovnica 2" style:family="paragraph" style:parent-style-name="Naslovnica_20_1" style:class="text">
      <style:paragraph-properties fo:margin-top="0cm" fo:margin-bottom="0.499cm" style:contextual-spacing="false"/>
      <style:text-properties fo:font-variant="normal" fo:text-transform="none" fo:font-size="14pt" style:font-size-asian="14pt" style:font-size-complex="14pt"/>
    </style:style>
    <style:style style:name="Naslovnica_20_3" style:display-name="Naslovnica 3" style:family="paragraph" style:parent-style-name="Naslovnica_20_2" style:class="text">
      <style:text-properties fo:font-size="12pt" fo:font-weight="normal" style:font-size-asian="12pt" style:font-weight-asian="normal" style:font-size-complex="12pt" style:font-weight-complex="normal"/>
    </style:style>
    <style:style style:name="Text" style:family="paragraph" style:parent-style-name="Standard" style:class="extra" style:master-page-name="">
      <style:paragraph-properties fo:margin-top="0.101cm" fo:margin-bottom="0.101cm" style:contextual-spacing="false" fo:line-height="120%" fo:text-align="justify" style:justify-single-word="false" fo:orphans="2" fo:widows="2" style:page-number="auto"/>
      <style:text-properties fo:font-style="normal" style:font-size-asian="10.5pt"/>
    </style:style>
    <style:style style:name="Heading_20_4" style:display-name="Heading 4" style:family="paragraph" style:parent-style-name="Heading" style:next-style-name="Text" style:default-outline-level="4" style:list-style-name="Outline" style:class="text">
      <style:paragraph-properties fo:margin-top="0.212cm" fo:margin-bottom="0.212cm" style:contextual-spacing="false"/>
      <style:text-properties style:use-window-font-color="true" loext:opacity="0%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lineja" style:family="paragraph" style:parent-style-name="Text" style:list-style-name="List_20_1">
      <style:paragraph-properties fo:margin-left="1.401cm" fo:margin-right="0cm" fo:margin-top="0.101cm" fo:margin-bottom="0.101cm" style:contextual-spacing="true" fo:text-indent="-0.4cm" style:auto-text-indent="false">
        <style:tab-stops/>
      </style:paragraph-properties>
    </style:style>
    <style:style style:name="Index_20_Heading" style:display-name="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" style:class="index" style:master-page-name="">
      <style:paragraph-properties fo:margin-top="2cm" fo:margin-bottom="0.499cm" style:contextual-spacing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style:contextual-spacing="false" fo:line-height="100%" fo:text-indent="0cm" style:auto-text-indent="false" style:page-number="auto" style:shadow="none">
        <style:tab-stops>
          <style:tab-stop style:position="15.50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Viri" style:family="paragraph" style:parent-style-name="Standard" style:list-style-name="Numbering_20_1">
      <style:paragraph-properties fo:margin-top="0.199cm" fo:margin-bottom="0.199cm" style:contextual-spacing="false" fo:line-height="120%" fo:orphans="2"/>
      <style:text-properties fo:font-size="11pt" officeooo:rsid="0005e9e5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sl" fo:country="SI"/>
    </style:style>
    <style:style style:name="Figure" style:family="paragraph" style:parent-style-name="Caption" style:class="extra">
      <style:paragraph-properties fo:text-align="center" style:justify-single-word="false"/>
      <style:text-properties fo:font-size="11pt" fo:font-style="normal" fo:font-weight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zvleček" style:family="paragraph" style:parent-style-name="Text">
      <style:paragraph-properties fo:margin-left="1cm" fo:margin-right="1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0.5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008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llustration" style:family="paragraph" style:parent-style-name="Caption" style:class="extra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008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sl" fo:country="SI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officeooo:rsid="0030dafc"/>
    </style:style>
    <style:style style:name="MT2" style:family="text">
      <style:text-properties style:font-name="Times New Roman1" fo:font-size="10.5pt" officeooo:rsid="0030dafc" style:font-size-asian="10.5pt"/>
    </style:style>
    <style:style style:name="MT3" style:family="text">
      <style:text-properties style:font-name="Times New Roman1" fo:font-size="10.5pt" officeooo:rsid="002dcf2f" style:font-size-asian="10.5pt"/>
    </style:style>
    <style:style style:name="MT4" style:family="text">
      <style:text-properties officeooo:rsid="002dcf2f"/>
    </style:style>
    <style:style style:name="MT5" style:family="text">
      <style:text-properties officeooo:rsid="0022cdf7"/>
    </style:style>
    <style:style style:name="MT6" style:family="text">
      <style:text-properties officeooo:rsid="0026b7cf"/>
    </style:style>
    <style:style style:name="MT7" style:family="text">
      <style:text-properties officeooo:rsid="002c11a1"/>
    </style:style>
    <style:style style:name="MT8" style:family="text">
      <style:text-properties text:display="none"/>
    </style:style>
    <style:style style:name="Mfr1" style:family="graphic" style:parent-style-name="Frame">
      <style:graphic-properties fo:margin-left="0cm" fo:margin-right="0cm" fo:margin-top="0cm" fo:margin-bottom="1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M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2.499cm" fo:margin-bottom="1.499cm" fo:margin-left="3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3.5cm" fo:margin-bottom="2cm" fo:margin-left="3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Timotej Ciglarič</text:span> <text:span text:style-name="MT2">GitHub</text:span> <text:span text:style-name="MT3">Elektro in računalniška šola</text:span>, <text:span text:style-name="MT4">Šolski center Ptuj</text:span><text:span text:style-name="MT5">,</text:span> 20<text:span text:style-name="MT6">2</text:span><text:span text:style-name="MT7">4</text:span></text:p>
      </style:header>
      <style:header-first>
        <text:p text:style-name="Standard"/>
      </style:header-first>
      <style:footer>
        <text:p text:style-name="MP1"><text:page-number style:num-format="1" text:select-page="current" text:page-adjust="-1">2</text:page-number></text:p>
      </style:footer>
      <style:footer-first>
        <text:p text:style-name="MP1"><text:page-number style:num-format="1" text:select-page="current" text:page-adjust="-1">1</text:page-number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header-first>
        <text:p text:style-name="Standard"><draw:frame draw:style-name="Mfr1" draw:name="Okvir1" text:anchor-type="paragraph" svg:y="-1.842cm" svg:width="6.017cm" draw:z-index="0"><draw:text-box fo:min-height="2.678cm"><text:p text:style-name="Caption"><draw:frame draw:style-name="Mfr2" draw:name="Slika1" text:anchor-type="as-char" svg:width="6.017cm" style:rel-width="100%" svg:height="1.817cm" style:rel-height="scale" draw:z-index="1"><draw:image xlink:href="Pictures/1000000100000320000000B5E25BD0B2.png" xlink:type="simple" xlink:show="embed" xlink:actuate="onLoad" draw:mime-type="image/png"/></draw:frame><text:span text:style-name="MT8"><text:line-break/></text:span></text:p></draw:text-box></draw:frame></text:p>
      </style:header-first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2:51:56.675000000</meta:creation-date>
    <meta:editing-duration>PT3M48S</meta:editing-duration>
    <meta:editing-cycles>2</meta:editing-cycles>
    <meta:generator>LibreOffice/24.8.0.3$Windows_X86_64 LibreOffice_project/0bdf1299c94fe897b119f97f3c613e9dca6be583</meta:generator>
    <dc:date>2024-10-18T13:30:54.406000000</dc:date>
    <meta:document-statistic meta:table-count="0" meta:image-count="1" meta:object-count="0" meta:page-count="3" meta:paragraph-count="29" meta:word-count="161" meta:character-count="1025" meta:non-whitespace-character-count="891"/>
  </office:meta>
</office:document-meta>
</file>